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D30000004465AA4186.png" manifest:media-type="image/png"/>
  <manifest:file-entry manifest:full-path="Pictures/10000201000000D90000005A4C5C73A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gradient" draw:fill-color="#ff9966" draw:fill-gradient-name="Gradient_20_16" draw:textarea-horizontal-align="justify" draw:textarea-vertical-align="top" draw:auto-grow-height="false"/>
    </style:style>
    <style:style style:name="gr5" style:family="graphic" style:parent-style-name="standard">
      <style:graphic-properties svg:stroke-width="0.102cm" draw:marker-start-width="0.352cm" draw:marker-end-width="0.352cm" draw:fill="gradient" draw:fill-color="#ff9966" draw:fill-gradient-name="Gradient_20_24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6" style:family="graphic" style:parent-style-name="standard">
      <style:graphic-properties svg:stroke-width="0.102cm" draw:marker-start-width="0.352cm" draw:marker-end-width="0.352cm" draw:fill="gradient" draw:fill-color="#ff9966" draw:fill-gradient-name="Gradient_20_23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solid" svg:stroke-width="0cm" svg:stroke-color="#000000" draw:marker-start-width="0.204cm" draw:marker-end-width="0.204cm" draw:fill="none" draw:fill-color="#ffffff" draw:auto-grow-height="true" draw:auto-grow-width="false" fo:max-height="0cm" fo:min-height="2.712cm" fo:padding-top="0.126cm" fo:padding-bottom="0.126cm" fo:padding-left="0.251cm" fo:padding-right="0.251cm"/>
    </style:style>
    <style:style style:name="gr11" style:family="graphic" style:parent-style-name="standard">
      <style:graphic-properties svg:stroke-width="0.102cm" svg:stroke-color="#ff3333" draw:marker-start-width="0.352cm" draw:marker-end="Arrow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102cm" svg:stroke-color="#000000" draw:marker-start-width="0.356cm" draw:marker-end-width="0.356cm" draw:fill="none" draw:fill-color="#ffffff" draw:auto-grow-height="true" draw:auto-grow-width="false" fo:max-height="0cm" fo:min-height="3.799cm" fo:padding-top="0.176cm" fo:padding-bottom="0.176cm" fo:padding-left="0.301cm" fo:padding-right="0.30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b3b3b3" fo:font-size="18pt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paragraph-properties style:text-autospace="none"/>
      <style:text-properties fo:color="#000000" fo:font-family="Monospace" style:font-pitch="fixed" fo:font-size="22pt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P7" style:family="paragraph">
      <style:paragraph-properties style:text-autospace="none"/>
      <style:text-properties fo:font-family="Monospace" style:font-pitch="fixed" fo:font-size="22pt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P8" style:family="paragraph">
      <style:paragraph-properties fo:text-align="start" style:text-autospace="none"/>
      <style:text-properties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P9" style:family="paragraph">
      <style:paragraph-properties style:text-autospace="none"/>
      <style:text-properties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P10" style:family="paragraph">
      <style:paragraph-properties fo:text-align="start" style:text-autospace="none"/>
      <style:text-properties fo:color="#000000" fo:font-family="Monospace" style:font-pitch="fixed" fo:font-size="16pt" style:text-underline-style="none" fo:font-weight="normal" style:font-family-asian="Monospace" style:font-pitch-asian="fixed" style:font-size-asian="16pt" style:font-weight-asian="normal" style:font-family-complex="Monospace" style:font-pitch-complex="fixed" style:font-size-complex="16pt" style:font-weight-complex="normal"/>
    </style:style>
    <style:style style:name="P11" style:family="paragraph">
      <style:paragraph-properties style:text-autospace="none"/>
      <style:text-properties fo:color="#000000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P12" style:family="paragraph">
      <style:paragraph-properties style:text-autospace="none"/>
      <style:text-properties fo:font-family="Monospace" style:font-pitch="fixed" fo:font-size="17pt" style:font-family-asian="Monospace" style:font-pitch-asian="fixed" style:font-size-asian="17pt" style:font-family-complex="Monospace" style:font-pitch-complex="fixed" style:font-size-complex="17pt"/>
    </style:style>
    <style:style style:name="P13" style:family="paragraph">
      <style:paragraph-properties style:text-autospace="none"/>
      <style:text-properties fo:color="#000000" fo:font-family="Monospace" style:font-pitch="fixed" fo:font-size="17pt" style:font-family-asian="Monospace" style:font-pitch-asian="fixed" style:font-size-asian="17pt" style:font-family-complex="Monospace" style:font-pitch-complex="fixed" style:font-size-complex="17pt"/>
    </style:style>
    <style:style style:name="P14" style:family="paragraph">
      <style:paragraph-properties fo:text-align="start" style:text-autospace="none"/>
      <style:text-properties fo:color="#000000" fo:font-family="Monospace" style:font-pitch="fixed" fo:font-size="17pt" style:text-underline-style="none" fo:font-weight="normal" style:font-family-asian="Monospace" style:font-pitch-asian="fixed" style:font-size-asian="17pt" style:font-weight-asian="normal" style:font-family-complex="Monospace" style:font-pitch-complex="fixed" style:font-size-complex="17pt" style:font-weight-complex="normal"/>
    </style:style>
    <style:style style:name="P15" style:family="paragraph">
      <style:paragraph-properties style:text-autospace="none"/>
      <style:text-properties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P16" style:family="paragraph">
      <style:paragraph-properties style:text-autospace="none"/>
      <style:text-properties fo:color="#000000"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P17" style:family="paragraph">
      <style:paragraph-properties fo:text-align="start" style:text-autospace="none"/>
      <style:text-properties fo:color="#000000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P18" style:family="paragraph">
      <style:paragraph-properties style:text-autospace="none"/>
      <style:text-properties fo:font-family="Monospace" style:font-pitch="fixed" fo:font-size="17pt" style:text-underline-style="none" style:font-family-asian="Monospace" style:font-pitch-asian="fixed" style:font-size-asian="17pt" style:font-family-complex="Monospace" style:font-pitch-complex="fixed" style:font-size-complex="17pt"/>
    </style:style>
    <style:style style:name="P19" style:family="paragraph">
      <style:paragraph-properties style:text-autospace="none"/>
      <style:text-properties fo:color="#000000" fo:font-family="Monospace" style:font-pitch="fixed" fo:font-size="17pt" style:text-underline-style="none" style:font-family-asian="Monospace" style:font-pitch-asian="fixed" style:font-size-asian="17pt" style:font-family-complex="Monospace" style:font-pitch-complex="fixed" style:font-size-complex="17pt"/>
    </style:style>
    <style:style style:name="P20" style:family="paragraph">
      <style:paragraph-properties style:text-autospace="none"/>
      <style:text-properties fo:font-family="Monospace" style:font-pitch="fixed" fo:font-size="16pt" style:text-underline-style="none" style:font-family-asian="Monospace" style:font-pitch-asian="fixed" style:font-size-asian="16pt" style:font-family-complex="Monospace" style:font-pitch-complex="fixed" style:font-size-complex="16pt"/>
    </style:style>
    <style:style style:name="P21" style:family="paragraph">
      <style:text-properties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P22" style:family="paragraph">
      <style:paragraph-properties style:text-autospace="none"/>
      <style:text-properties fo:color="#1a1a1a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P23" style:family="paragraph">
      <style:text-properties fo:font-size="16pt" style:font-size-asian="16pt" style:font-size-complex="16pt"/>
    </style:style>
    <style:style style:name="P24" style:family="paragraph">
      <style:paragraph-properties fo:text-align="center"/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P25" style:family="paragraph">
      <style:paragraph-properties fo:text-align="center"/>
      <style:text-properties fo:font-family="'Courier New'" style:font-family-generic="modern" style:font-pitch="fixed" fo:font-size="24pt" fo:font-weight="bold" style:font-weight-asian="bold" style:font-weight-complex="bold"/>
    </style:style>
    <style:style style:name="P26" style:family="paragraph">
      <style:text-properties fo:font-size="24pt" fo:font-weight="bold" style:font-size-asian="24pt" style:font-weight-asian="bold" style:font-size-complex="24pt" style:font-weight-complex="bold"/>
    </style:style>
    <style:style style:name="P27" style:family="paragraph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P28" style:family="paragraph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29" style:family="paragraph">
      <style:paragraph-properties style:text-autospace="none"/>
    </style:style>
    <style:style style:name="P30" style:family="paragraph">
      <style:paragraph-properties fo:text-align="start" style:text-autospace="none"/>
      <style:text-properties fo:font-family="Monospace" style:font-pitch="fixed" fo:font-size="22pt" style:text-underline-style="none" style:font-family-asian="Monospace" style:font-pitch-asian="fixed" style:font-size-asian="22pt" style:font-family-complex="Monospace" style:font-pitch-complex="fixed" style:font-size-complex="22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b3b3b3" fo:font-size="18pt" fo:font-weight="bold" style:font-weight-asian="bold" style:font-weight-complex="bold"/>
    </style:style>
    <style:style style:name="T3" style:family="text">
      <style:text-properties fo:color="#000000"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T4" style:family="text">
      <style:text-properties fo:color="#0000c0"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T5" style:family="text">
      <style:text-properties fo:color="#7f0055"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T6" style:family="text">
      <style:text-properties fo:color="#0000c0" style:text-outline="false" style:text-line-through-style="none" fo:font-family="Monospace" style:font-pitch="fixed" fo:font-size="22pt" fo:font-style="normal" fo:text-shadow="none" style:text-underline-style="none" fo:font-weight="normal" style:letter-kerning="true" style:font-family-asian="Monospace" style:font-pitch-asian="fixed" style:font-size-asian="22pt" style:font-style-asian="normal" style:font-weight-asian="normal" style:font-family-complex="Monospace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Monospace" style:font-pitch="fixed" fo:font-size="22pt" fo:font-style="normal" fo:text-shadow="none" style:text-underline-style="none" fo:font-weight="normal" style:letter-kerning="true" style:font-family-asian="Monospace" style:font-pitch-asian="fixed" style:font-size-asian="22pt" style:font-style-asian="normal" style:font-weight-asian="normal" style:font-family-complex="Monospace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fo:font-family="Monospace" style:font-pitch="fixed" fo:font-size="22pt" fo:font-style="normal" fo:text-shadow="none" style:text-underline-style="none" fo:font-weight="normal" style:letter-kerning="true" style:font-family-asian="Monospace" style:font-pitch-asian="fixed" style:font-size-asian="22pt" style:font-style-asian="normal" style:font-weight-asian="normal" style:font-family-complex="Monospace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T10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c0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7f0055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2a00ff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646464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7f0055" style:text-outline="false" style:text-line-through-style="none" fo:font-family="Monospace" style:font-pitch="fixed" fo:font-size="17pt" fo:font-style="normal" fo:text-shadow="none" style:text-underline-style="none" fo:font-weight="bold" style:letter-kerning="true" style:font-family-asian="Monospace" style:font-pitch-asian="fixed" style:font-size-asian="17pt" style:font-style-asian="normal" style:font-weight-asian="bold" style:font-family-complex="Monospace" style:font-pitch-complex="fixed" style:font-size-complex="17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fo:font-family="Monospace" style:font-pitch="fixed" fo:font-size="17pt" fo:font-style="normal" fo:text-shadow="none" style:text-underline-style="none" fo:font-weight="normal" style:letter-kerning="true" style:font-family-asian="Monospace" style:font-pitch-asian="fixed" style:font-size-asian="17pt" style:font-style-asian="normal" style:font-weight-asian="normal" style:font-family-complex="Monospace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c0" style:text-outline="false" style:text-line-through-style="none" fo:font-family="Monospace" style:font-pitch="fixed" fo:font-size="17pt" fo:font-style="normal" fo:text-shadow="none" style:text-underline-style="none" fo:font-weight="normal" style:letter-kerning="true" style:font-family-asian="Monospace" style:font-pitch-asian="fixed" style:font-size-asian="17pt" style:font-style-asian="normal" style:font-weight-asian="normal" style:font-family-complex="Monospace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2a00ff" style:text-outline="false" style:text-line-through-style="none" fo:font-family="Monospace" style:font-pitch="fixed" fo:font-size="17pt" fo:font-style="normal" fo:text-shadow="none" style:text-underline-style="none" fo:font-weight="normal" style:letter-kerning="true" style:font-family-asian="Monospace" style:font-pitch-asian="fixed" style:font-size-asian="17pt" style:font-style-asian="normal" style:font-weight-asian="normal" style:font-family-complex="Monospace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7f0055" style:text-outline="false" style:text-line-through-style="none" fo:font-family="Monospace" style:font-pitch="fixed" fo:font-size="18pt" fo:font-style="normal" fo:text-shadow="none" style:text-underline-style="none" fo:font-weight="bold" style:letter-kerning="true" style:font-family-asian="Monospace" style:font-pitch-asian="fixed" style:font-size-asian="18pt" style:font-style-asian="normal" style:font-weight-asian="bold" style:font-family-complex="Monospace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c0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646464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fo:font-family="Monospace" style:font-pitch="fixed" fo:font-size="18pt" fo:font-style="italic" fo:text-shadow="none" style:text-underline-style="none" fo:font-weight="normal" style:letter-kerning="true" style:font-family-asian="Monospace" style:font-pitch-asian="fixed" style:font-size-asian="18pt" style:font-style-asian="italic" style:font-weight-asian="normal" style:font-family-complex="Monospace" style:font-pitch-complex="fixed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color="#2a00ff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3f7f5f" style:text-outline="false" style:text-line-through-style="none" fo:font-family="Monospace" style:font-pitch="fixed" fo:font-size="17pt" fo:font-style="normal" fo:text-shadow="none" style:text-underline-style="none" fo:font-weight="normal" style:letter-kerning="true" style:font-family-asian="Monospace" style:font-pitch-asian="fixed" style:font-size-asian="17pt" style:font-style-asian="normal" style:font-weight-asian="normal" style:font-family-complex="Monospace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7pt" style:text-underline-style="none" style:font-size-asian="17pt" style:font-size-complex="17pt"/>
    </style:style>
    <style:style style:name="T27" style:family="text">
      <style:text-properties fo:color="#000000" style:text-outline="false" style:text-line-through-style="none" fo:font-family="Monospace" style:font-pitch="fixed" fo:font-size="17pt" fo:font-style="normal" fo:text-shadow="none" style:text-underline-style="none" style:letter-kerning="true" style:font-family-asian="Monospace" style:font-pitch-asian="fixed" style:font-size-asian="17pt" style:font-style-asian="normal" style:font-family-complex="Monospace" style:font-pitch-complex="fixed" style:font-size-complex="17pt" style:font-style-complex="normal" style:text-emphasize="none" style:font-relief="none" style:text-overline-style="none" style:text-overline-color="font-color"/>
    </style:style>
    <style:style style:name="T28" style:family="text">
      <style:text-properties fo:color="#008080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3f7f7f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7f007f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1a1a1a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2a00ff" style:text-outline="false" style:text-line-through-style="none" fo:font-family="Monospace" style:font-pitch="fixed" fo:font-size="16pt" fo:font-style="italic" fo:text-shadow="none" style:text-underline-style="none" fo:font-weight="normal" style:letter-kerning="true" style:font-family-asian="Monospace" style:font-pitch-asian="fixed" style:font-size-asian="16pt" style:font-style-asian="italic" style:font-weight-asian="normal" style:font-family-complex="Monospace" style:font-pitch-complex="fixed" style:font-size-complex="16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family="'Courier New'" style:font-family-generic="modern" style:font-pitch="fixed"/>
    </style:style>
    <style:style style:name="T34" style:family="text">
      <style:text-properties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8080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3f7f7f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7f007f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1a1a1a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2a00ff" style:text-outline="false" style:text-line-through-style="none" fo:font-family="Monospace" style:font-pitch="fixed" fo:font-size="18pt" fo:font-style="italic" fo:text-shadow="none" style:text-underline-style="none" fo:font-weight="normal" style:letter-kerning="true" style:font-family-asian="Monospace" style:font-pitch-asian="fixed" style:font-size-asian="18pt" style:font-style-asian="italic" style:font-weight-asian="normal" style:font-family-complex="Monospace" style:font-pitch-complex="fixed" style:font-size-complex="18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7f007f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1a1a1a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2a00ff" style:text-outline="false" style:text-line-through-style="none" fo:font-family="Monospace" style:font-pitch="fixed" fo:font-size="16pt" fo:font-style="italic" fo:text-shadow="none" style:text-underline-style="none" fo:font-weight="bold" style:letter-kerning="true" style:font-family-asian="Monospace" style:font-pitch-asian="fixed" style:font-size-asian="16pt" style:font-style-asian="italic" style:font-weight-asian="bold" style:font-family-complex="Monospace" style:font-pitch-complex="fixed" style:font-size-complex="16pt" style:font-style-complex="italic" style:font-weight-complex="bold" style:text-emphasize="none" style:font-relief="none" style:text-overline-style="none" style:text-overline-color="font-color"/>
    </style:style>
    <style:style style:name="T44" style:family="text">
      <style:text-properties fo:font-family="'Courier New'" style:font-family-generic="modern" style:font-pitch="fixed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5" style:family="text">
      <style:text-properties fo:font-size="24pt" fo:font-weight="bold" style:font-size-asian="24pt" style:font-weight-asian="bold" style:font-size-complex="24pt" style:font-weight-complex="bold"/>
    </style:style>
    <style:style style:name="T46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47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8" style:family="text">
      <style:text-properties fo:color="#000000" fo:font-family="Monospace" style:font-pitch="fixed" fo:font-size="22pt" style:text-underline-style="none" style:font-family-asian="Monospace" style:font-pitch-asian="fixed" style:font-size-asian="22pt" style:font-family-complex="Monospace" style:font-pitch-complex="fixed" style:font-size-complex="22pt"/>
    </style:style>
    <style:style style:name="T49" style:family="text">
      <style:text-properties fo:color="#7f0055" fo:font-family="Monospace" style:font-pitch="fixed" fo:font-size="22pt" style:text-underline-style="none" fo:font-weight="bold" style:font-family-asian="Monospace" style:font-pitch-asian="fixed" style:font-size-asian="22pt" style:font-weight-asian="bold" style:font-family-complex="Monospace" style:font-pitch-complex="fixed" style:font-size-complex="22pt" style:font-weight-complex="bold"/>
    </style:style>
    <style:style style:name="T50" style:family="text">
      <style:text-properties fo:color="#2a00ff" fo:font-family="Monospace" style:font-pitch="fixed" fo:font-size="22pt" style:text-underline-style="none" style:font-family-asian="Monospace" style:font-pitch-asian="fixed" style:font-size-asian="22pt" style:font-family-complex="Monospace" style:font-pitch-complex="fixed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592cm" svg:height="2.143cm" svg:x="5.914cm" svg:y="8.255cm">
          <draw:text-box>
            <text:p text:style-name="P1"><text:span text:style-name="T1">MasterClazz Spring</text:span></text:p>
          </draw:text-box>
        </draw:frame>
        <draw:frame draw:style-name="gr2" draw:text-style-name="P4" draw:layer="layout" svg:width="6.928cm" svg:height="0.962cm" svg:x="20.72cm" svg:y="19.512cm">
          <draw:text-box>
            <text:p text:style-name="P3"><text:span text:style-name="T2">Arnaud Cogoluègn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Contenu</text:p>
          </draw:text-box>
        </draw:frame>
        <draw:frame presentation:style-name="pr3" draw:layer="layout" svg:width="24.639cm" svg:height="12.18cm" svg:x="1.4cm" svg:y="6.514cm" presentation:class="outline" presentation:user-transformed="true">
          <draw:text-box>
            <text:list text:style-name="L3">
              <text:list-item>
                <text:p>Support JDBC</text:p>
              </text:list-item>
              <text:list-item>
                <text:p>Tests unitaires et d'intégration</text:p>
              </text:list-item>
              <text:list-item>
                <text:p>Configurations XML, annotation et Java</text:p>
              </text:list-item>
              <text:list-item>
                <text:p>AOP</text:p>
              </text:list-item>
              <text:list-item>
                <text:p>Transaction</text:p>
              </text:list-item>
              <text:list-item>
                <text:p>Intégration Web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Modèle de programmation</text:p>
          </draw:text-box>
        </draw:frame>
        <draw:frame presentation:style-name="pr3" draw:layer="layout" svg:width="24.639cm" svg:height="12.18cm" svg:x="1.4cm" svg:y="6.514cm" presentation:class="outline" presentation:user-transformed="true">
          <draw:text-box>
            <text:list text:style-name="L3">
              <text:list-item>
                <text:p>POJO</text:p>
                <text:list>
                  <text:list-item>
                    <text:p>Code métier découplé de son environnement</text:p>
                  </text:list-item>
                </text:list>
              </text:list-item>
              <text:list-item>
                <text:p>Environnement ?</text:p>
                <text:list>
                  <text:list-item>
                    <text:p>Connexion, transaction</text:p>
                  </text:list-item>
                </text:list>
              </text:list-item>
              <text:list-item>
                <text:p>Réutilisation et testabilité</text:p>
              </text:list-item>
              <text:list-item>
                <text:p>AOP pour les problématiques transverses</text:p>
                <text:list>
                  <text:list-item>
                    <text:p>Notamment techniq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Support JDBC</text:p>
          </draw:text-box>
        </draw:frame>
        <draw:frame presentation:style-name="pr3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Classe centrale : JdbcTemplate</text:p>
                <text:list>
                  <text:list-item>
                    <text:p>Interface : JdbcOperations</text:p>
                  </text:list-item>
                </text:list>
              </text:list-item>
              <text:list-item>
                <text:p>Abstraction de JDBC</text:p>
                <text:list>
                  <text:list-item>
                    <text:p>Gestion des ressources (connexions, Statement)</text:p>
                  </text:list-item>
                  <text:list-item>
                    <text:p>Exception runtime (DataAccessException)</text:p>
                  </text:list-item>
                </text:list>
              </text:list-item>
              <text:list-item>
                <text:p>Méthodes directes</text:p>
                <text:list>
                  <text:list-item>
                    <text:p>QueryForInt</text:p>
                  </text:list-item>
                </text:list>
              </text:list-item>
              <text:list-item>
                <text:p>Callback</text:p>
                <text:list>
                  <text:list-item>
                    <text:p>Pour des besoins plus préc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JdbcTemplate</text:p>
          </draw:text-box>
        </draw:frame>
        <draw:frame presentation:style-name="pr3" draw:layer="layout" svg:width="24.639cm" svg:height="12.18cm" svg:x="1.4cm" svg:y="11.014cm" presentation:class="outline" presentation:user-transformed="true">
          <draw:text-box>
            <text:list text:style-name="L3">
              <text:list-item>
                <text:p>Thread-safe après initialisation</text:p>
              </text:list-item>
            </text:list>
          </draw:text-box>
        </draw:frame>
        <draw:custom-shape draw:style-name="gr4" draw:text-style-name="P8" draw:layer="layout" svg:width="24.762cm" svg:height="4.712cm" svg:x="1.4cm" svg:y="5.702cm">
          <text:p text:style-name="P6"><text:span text:style-name="T3">JdbcOperations </text:span><text:span text:style-name="T4">tpl</text:span><text:span text:style-name="T3"> = </text:span><text:span text:style-name="T5">new</text:span><text:span text:style-name="T3"> JdbcTemplate(dataSource);</text:span></text:p>
          <text:p text:style-name="P7"><text:span text:style-name="T6">tpl</text:span><text:span text:style-name="T7">.update(</text:span></text:p>
          <text:p text:style-name="P7"><text:span text:style-name="T7"><text:s text:c="2"/></text:span><text:span text:style-name="T8">"insert into users (login,password) values (?,?)"</text:span><text:span text:style-name="T7">,</text:span></text:p>
          <text:p text:style-name="P7"><text:span text:style-name="T7"><text:s text:c="2"/></text:span><text:span text:style-name="T7">login,password</text:span></text:p>
          <text:p text:style-name="P7"><text:span text:style-name="T7">);</text:span></text:p>
          <text:p text:style-name="P6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allback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métier appelé au bon moment</text:p>
              </text:list-item>
              <text:list-item>
                <text:p>Partie technique gérée par Spring</text:p>
              </text:list-item>
            </text:list>
          </draw:text-box>
        </draw:frame>
        <draw:custom-shape draw:style-name="gr4" draw:text-style-name="P10" xml:id="id1" draw:id="id1" draw:layer="layout" svg:width="24.762cm" svg:height="4.098cm" svg:x="1.4cm" svg:y="8.602cm">
          <text:p text:style-name="P9"><text:span text:style-name="T10">RowMapper&lt;User&gt; </text:span><text:span text:style-name="T11">rowMapper</text:span><text:span text:style-name="T10"> = </text:span><text:span text:style-name="T12">new</text:span><text:span text:style-name="T10"> UserRowMapper();</text:span></text:p>
          <text:p text:style-name="P9"><text:span text:style-name="T11">tpl</text:span><text:span text:style-name="T10">.queryForObject(</text:span></text:p>
          <text:p text:style-name="P9"><text:span text:style-name="T10"><text:s text:c="2"/></text:span><text:span text:style-name="T13">"select id,login,password from users where login = ?"</text:span><text:span text:style-name="T10">, </text:span></text:p>
          <text:p text:style-name="P9"><text:span text:style-name="T10"><text:s text:c="2"/></text:span><text:span text:style-name="T11">rowMapper</text:span>,</text:p>
          <text:p text:style-name="P9"><text:span text:style-name="T10"><text:s text:c="2"/></text:span><text:span text:style-name="T10">login</text:span></text:p>
          <text:p text:style-name="P9"><text:span text:style-name="T10">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xml:id="id2" draw:id="id2" draw:layer="layout" svg:width="24.762cm" svg:height="6.355cm" svg:x="1.399cm" svg:y="13.201cm">
          <text:p text:style-name="P9"><text:span text:style-name="T12">private</text:span><text:span text:style-name="T10"> </text:span><text:span text:style-name="T12">static</text:span><text:span text:style-name="T10"> </text:span><text:span text:style-name="T12">class</text:span><text:span text:style-name="T10"> UserRowMapper </text:span><text:span text:style-name="T12">implements</text:span><text:span text:style-name="T10"> RowMapper&lt;User&gt; {</text:span></text:p>
          <text:p text:style-name="P11"><text:span text:style-name="T10"/></text:p>
          <text:p text:style-name="P9"><text:span text:style-name="T10"><text:s text:c="2"/></text:span><text:span text:style-name="T14">@Override</text:span></text:p>
          <text:p text:style-name="P9"><text:span text:style-name="T12"><text:s text:c="2"/></text:span><text:span text:style-name="T12">public</text:span><text:span text:style-name="T10"> User mapRow(ResultSet rs, </text:span><text:span text:style-name="T12">int</text:span><text:span text:style-name="T10"> rowNum) </text:span><text:span text:style-name="T12">throws</text:span><text:span text:style-name="T10"> SQLException {</text:span></text:p>
          <text:p text:style-name="P9"><text:span text:style-name="T12"><text:s text:c="4"/></text:span><text:span text:style-name="T12">return</text:span><text:span text:style-name="T10"> </text:span><text:span text:style-name="T12">new</text:span><text:span text:style-name="T10"> User(</text:span></text:p>
          <text:p text:style-name="P9"><text:span text:style-name="T10"><text:s text:c="6"/></text:span><text:span text:style-name="T10">rs.getLong(</text:span><text:span text:style-name="T13">"id"</text:span><text:span text:style-name="T10">),rs.getString(</text:span><text:span text:style-name="T13">"login"</text:span><text:span text:style-name="T10">),rs.getString(</text:span><text:span text:style-name="T13">"password"</text:span><text:span text:style-name="T10">)</text:span></text:p>
          <text:p text:style-name="P9"><text:span text:style-name="T10"><text:s text:c="4"/></text:span><text:span text:style-name="T10">);</text:span></text:p>
          <text:p text:style-name="P11"><text:span text:style-name="T10"><text:s text:c="2"/></text:span><text:span text:style-name="T10">}</text:span></text:p>
          <text:p text:style-name="P11"><text:span text:style-name="T10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jdbc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 avec le JdbcTemplate</text:p>
              </text:list-item>
              <text:list-item>
                <text:p>Test JUnit sur une BD embarqué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Découplage de l'infrastructure</text:p>
              </text:list-item>
              <text:list-item>
                <text:p>Meilleure testabilité</text:p>
              </text:list-item>
              <text:list-item>
                <text:p>“separation of concerns”</text:p>
              </text:list-item>
              <text:list-item>
                <text:p>Une composante de la modularité</text:p>
                <text:list>
                  <text:list-item>
                    <text:p>Code applicatif vs code techniqu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n service métier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xml:id="id3" text:id="id3">Tester sans base de données ?</text:p>
              </text:list-item>
            </text:list>
          </draw:text-box>
        </draw:frame>
        <draw:custom-shape draw:style-name="gr4" draw:text-style-name="P14" draw:layer="layout" svg:width="24.762cm" svg:height="13.641cm" svg:x="1.399cm" svg:y="6.401cm">
          <text:p text:style-name="P12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13"><text:span text:style-name="T16"><text:s text:c="2"/></text:span><text:span text:style-name="T16">(...)</text:span></text:p>
          <text:p text:style-name="P12"><text:span text:style-name="T16"><text:s text:c="2"/></text:span><text:span text:style-name="T15">public</text:span><text:span text:style-name="T16"> User authenticate(String login, String password) {</text:span></text:p>
          <text:p text:style-name="P12"><text:span text:style-name="T16"><text:s text:c="4"/></text:span><text:span text:style-name="T16">User user = </text:span><text:span text:style-name="T17">userRepository</text:span><text:span text:style-name="T16">.getByLogin(login);</text:span></text:p>
          <text:p text:style-name="P12"><text:span text:style-name="T15"><text:s text:c="4"/></text:span><text:span text:style-name="T15">if</text:span><text:span text:style-name="T16">(user == </text:span><text:span text:style-name="T15">null</text:span><text:span text:style-name="T16">) {</text:span></text:p>
          <text:p text:style-name="P12"><text:span text:style-name="T15"><text:s text:c="6"/></text:span><text:span text:style-name="T15">return</text:span><text:span text:style-name="T16"> </text:span><text:span text:style-name="T15">null</text:span><text:span text:style-name="T16">;</text:span></text:p>
          <text:p text:style-name="P12"><text:span text:style-name="T16"><text:s text:c="4"/></text:span><text:span text:style-name="T16">} </text:span><text:span text:style-name="T15">else</text:span><text:span text:style-name="T16"> {</text:span></text:p>
          <text:p text:style-name="P12"><text:span text:style-name="T15"><text:s text:c="6"/></text:span><text:span text:style-name="T15">if</text:span><text:span text:style-name="T16">(password == </text:span><text:span text:style-name="T15">null</text:span><text:span text:style-name="T16">) {</text:span></text:p>
          <text:p text:style-name="P12"><text:span text:style-name="T15"><text:s text:c="8"/></text:span><text:span text:style-name="T15">throw</text:span><text:span text:style-name="T16"> </text:span><text:span text:style-name="T15">new</text:span><text:span text:style-name="T16"> IllegalArgumentException(</text:span><text:span text:style-name="T18">"Password can't be null"</text:span><text:span text:style-name="T16">);</text:span></text:p>
          <text:p text:style-name="P13"><text:span text:style-name="T16"><text:s text:c="6"/></text:span><text:span text:style-name="T16">}</text:span></text:p>
          <text:p text:style-name="P12"><text:span text:style-name="T16"><text:s text:c="6"/></text:span><text:span text:style-name="T16">password = </text:span><text:span text:style-name="T17">encoder</text:span><text:span text:style-name="T16">.encode(password);</text:span></text:p>
          <text:p text:style-name="P12"><text:span text:style-name="T15"><text:s text:c="6"/></text:span><text:span text:style-name="T15">if</text:span><text:span text:style-name="T16">(password.equals(user.getPassword())) {</text:span></text:p>
          <text:p text:style-name="P12"><text:span text:style-name="T15"><text:s text:c="8"/></text:span><text:span text:style-name="T15">return</text:span><text:span text:style-name="T16"> user;</text:span></text:p>
          <text:p text:style-name="P12"><text:span text:style-name="T16"><text:s text:c="6"/></text:span><text:span text:style-name="T16">} </text:span><text:span text:style-name="T15">else</text:span><text:span text:style-name="T16"> {</text:span></text:p>
          <text:p text:style-name="P12"><text:span text:style-name="T15"><text:s text:c="8"/></text:span><text:span text:style-name="T15">return</text:span><text:span text:style-name="T16"> </text:span><text:span text:style-name="T15">null</text:span><text:span text:style-name="T16">;</text:span></text:p>
          <text:p text:style-name="P13"><text:span text:style-name="T16"><text:s text:c="6"/></text:span><text:span text:style-name="T16">}</text:span></text:p>
          <text:p text:style-name="P13"><text:span text:style-name="T16"><text:s text:c="4"/></text:span><text:span text:style-name="T16">}</text:span></text:p>
          <text:p text:style-name="P13"><text:span text:style-name="T16"><text:s text:c="2"/></text:span><text:span text:style-name="T16">}</text:span></text:p>
          <text:p text:style-name="P13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 unitair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imulation des dépendances</text:p>
                <text:list>
                  <text:list-item>
                    <text:p>Stub (implémentation dédiée)</text:p>
                  </text:list-item>
                  <text:list-item>
                    <text:p>Mock (dicter le comportement à la volé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vec Mockito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17" draw:layer="layout" svg:width="24.762cm" svg:height="15.058cm" svg:x="1.398cm" svg:y="4.5cm">
          <text:p text:style-name="P15"><text:span text:style-name="T19">public</text:span><text:span text:style-name="T20"> </text:span><text:span text:style-name="T19">class</text:span><text:span text:style-name="T20"> UserServiceImplTest {</text:span></text:p>
          <text:p text:style-name="P15"><text:span text:style-name="T20"/></text:p>
          <text:p text:style-name="P15"><text:span text:style-name="T19"><text:s text:c="2"/></text:span><text:span text:style-name="T19">private</text:span><text:span text:style-name="T20"> UserRepository </text:span><text:span text:style-name="T21">userRepository</text:span><text:span text:style-name="T20">;</text:span></text:p>
          <text:p text:style-name="P16"><text:span text:style-name="T20"/></text:p>
          <text:p text:style-name="P15"><text:span text:style-name="T19"><text:s text:c="2"/></text:span><text:span text:style-name="T19">private</text:span><text:span text:style-name="T20"> UserServiceImpl </text:span><text:span text:style-name="T21">userService</text:span><text:span text:style-name="T20">;</text:span></text:p>
          <text:p text:style-name="P16"><text:span text:style-name="T20"/></text:p>
          <text:p text:style-name="P15"><text:span text:style-name="T22"><text:s text:c="2"/></text:span><text:span text:style-name="T22">@Before</text:span><text:span text:style-name="T20"> </text:span><text:span text:style-name="T19">public</text:span><text:span text:style-name="T20"> </text:span><text:span text:style-name="T19">void</text:span><text:span text:style-name="T20"> setUp() {</text:span></text:p>
          <text:p text:style-name="P15"><text:span text:style-name="T21"><text:s text:c="4"/></text:span><text:span text:style-name="T21">userRepository</text:span><text:span text:style-name="T20"> = </text:span><text:span text:style-name="T23">mock</text:span><text:span text:style-name="T20">(UserRepository.</text:span><text:span text:style-name="T19">class</text:span><text:span text:style-name="T20">);</text:span></text:p>
          <text:p text:style-name="P15"><text:span text:style-name="T21"><text:s text:c="4"/></text:span><text:span text:style-name="T21">userService</text:span><text:span text:style-name="T20"> = </text:span><text:span text:style-name="T19">new</text:span><text:span text:style-name="T20"> UserServiceImpl();</text:span></text:p>
          <text:p text:style-name="P15"><text:span text:style-name="T21"><text:s text:c="4"/></text:span><text:span text:style-name="T21">userService</text:span><text:span text:style-name="T20">.setUserRepository(</text:span><text:span text:style-name="T21">userRepository</text:span><text:span text:style-name="T20">);</text:span></text:p>
          <text:p text:style-name="P15"><text:span text:style-name="T21"><text:s text:c="4"/></text:span><text:span text:style-name="T21">userService</text:span><text:span text:style-name="T20">.init();</text:span></text:p>
          <text:p text:style-name="P16"><text:span text:style-name="T20"><text:s text:c="2"/></text:span><text:span text:style-name="T20">}</text:span></text:p>
          <text:p text:style-name="P16"><text:span text:style-name="T20"/></text:p>
          <text:p text:style-name="P15"><text:span text:style-name="T22"><text:s text:c="2"/></text:span><text:span text:style-name="T22">@Test</text:span><text:span text:style-name="T20"> </text:span><text:span text:style-name="T19">public</text:span><text:span text:style-name="T20"> </text:span><text:span text:style-name="T19">void</text:span><text:span text:style-name="T20"> getByLoginNoUser() {</text:span></text:p>
          <text:p text:style-name="P15"><text:span text:style-name="T20"><text:s text:c="4"/></text:span><text:span text:style-name="T20">String login = </text:span><text:span text:style-name="T24">"test"</text:span><text:span text:style-name="T20">;</text:span></text:p>
          <text:p text:style-name="P15"><text:span text:style-name="T23"><text:s text:c="4"/></text:span><text:span text:style-name="T23">when</text:span><text:span text:style-name="T20">(</text:span><text:span text:style-name="T21">userRepository</text:span><text:span text:style-name="T20">.getByLogin(login)).thenReturn(</text:span><text:span text:style-name="T19">null</text:span><text:span text:style-name="T20">);</text:span></text:p>
          <text:p text:style-name="P15"><text:span text:style-name="T20"><text:s text:c="4"/></text:span><text:span text:style-name="T20">Assert.</text:span><text:span text:style-name="T23">assertNull</text:span><text:span text:style-name="T20">(</text:span><text:span text:style-name="T21">userService</text:span><text:span text:style-name="T20">.authenticate(login, </text:span><text:span text:style-name="T24">""</text:span><text:span text:style-name="T20">));</text:span></text:p>
          <text:p text:style-name="P15"><text:span text:style-name="T23"><text:s text:c="4"/></text:span><text:span text:style-name="T23">verify</text:span><text:span text:style-name="T20">(</text:span><text:span text:style-name="T21">userRepository</text:span><text:span text:style-name="T20">).getByLogin(login);</text:span></text:p>
          <text:p text:style-name="P16"><text:span text:style-name="T20"><text:s text:c="2"/></text:span><text:span text:style-name="T20">}</text:span></text:p>
          <text:p text:style-name="P16"><text:span text:style-name="T20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unit-test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Tester un service métier avec Mockit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olution historique de configuration</text:p>
              </text:list-item>
              <text:list-item>
                <text:p>Permet d'assembler les composants d'une application</text:p>
                <text:list>
                  <text:list-item>
                    <text:p>Repository, service, datasource, etc</text:p>
                  </text:list-item>
                </text:list>
              </text:list-item>
              <text:list-item>
                <text:p>Injection de dépendances</text:p>
              </text:list-item>
              <text:list-item>
                <text:p>Partie “conteneur léger” de Spr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Nos classes</text:p>
          </draw:text-box>
        </draw:frame>
        <draw:custom-shape draw:style-name="gr4" draw:text-style-name="P14" xml:id="id4" draw:id="id4" draw:layer="layout" svg:width="24.762cm" svg:height="6.931cm" svg:x="1.397cm" svg:y="4.499cm">
          <text:p text:style-name="P12"><text:span text:style-name="T15">public</text:span><text:span text:style-name="T16"> </text:span><text:span text:style-name="T15">class</text:span><text:span text:style-name="T16"> JdbcUserRepository </text:span><text:span text:style-name="T15">implements</text:span><text:span text:style-name="T16"> UserRepository {</text:span></text:p>
          <text:p text:style-name="P13"><text:span text:style-name="T16"/></text:p>
          <text:p text:style-name="P12"><text:span text:style-name="T15"><text:s text:c="2"/></text:span><text:span text:style-name="T15">private</text:span><text:span text:style-name="T16"> </text:span><text:span text:style-name="T15">final</text:span><text:span text:style-name="T16"> JdbcOperations </text:span><text:span text:style-name="T17">tpl</text:span><text:span text:style-name="T16">;</text:span></text:p>
          <text:p text:style-name="P13"><text:span text:style-name="T16"/></text:p>
          <text:p text:style-name="P12"><text:span text:style-name="T15"><text:s text:c="2"/></text:span><text:span text:style-name="T15">public</text:span><text:span text:style-name="T16"> JdbcUserRepository(DataSource dataSource) {</text:span></text:p>
          <text:p text:style-name="P12"><text:span text:style-name="T15"><text:s text:c="4"/></text:span><text:span text:style-name="T15">this</text:span><text:span text:style-name="T16">.</text:span><text:span text:style-name="T17">tpl</text:span><text:span text:style-name="T16"> = </text:span><text:span text:style-name="T15">new</text:span><text:span text:style-name="T16"> JdbcTemplate(dataSource);</text:span></text:p>
          <text:p text:style-name="P13"><text:span text:style-name="T16"><text:s text:c="2"/></text:span><text:span text:style-name="T16">}</text:span></text:p>
          <text:p text:style-name="P13"><text:span text:style-name="T16"><text:s text:c="2"/></text:span><text:span text:style-name="T16">(...)</text:span></text:p>
          <text:p text:style-name="P13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4" xml:id="id5" draw:id="id5" draw:layer="layout" svg:width="24.762cm" svg:height="7.185cm" svg:x="1.396cm" svg:y="12.198cm">
          <text:p text:style-name="P18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18"><text:span text:style-name="T16"/></text:p>
          <text:p text:style-name="P18"><text:span text:style-name="T15"><text:s text:c="2"/></text:span><text:span text:style-name="T15">private</text:span><text:span text:style-name="T16"> UserRepository </text:span><text:span text:style-name="T17">userRepository</text:span><text:span text:style-name="T16">; <text:s/></text:span><text:span text:style-name="T25">// setter défini</text:span></text:p>
          <text:p text:style-name="P19"><text:span text:style-name="T16"/></text:p>
          <text:p text:style-name="P18"><text:span text:style-name="T16"><text:s text:c="2"/></text:span><text:span text:style-name="T15">private</text:span><text:span text:style-name="T16"> String </text:span><text:span text:style-name="T17">digest</text:span><text:span text:style-name="T16">; <text:s/></text:span><text:span text:style-name="T25">// setter défini</text:span></text:p>
          <text:p text:style-name="P18"><text:span text:style-name="T26"><text:s text:c="2"/></text:span></text:p>
          <text:p text:style-name="P18"><text:span text:style-name="T26"><text:s text:c="2"/></text:span><text:span text:style-name="T26">(...)</text:span></text:p>
          <text:p text:style-name="P18"><text:span text:style-name="T15"><text:s text:c="2"/></text:span></text:p>
          <text:p text:style-name="P18"><text:span text:style-name="T15"><text:s text:c="2"/></text:span><text:span text:style-name="T15">public</text:span><text:span text:style-name="T27"> </text:span><text:span text:style-name="T15">void</text:span><text:span text:style-name="T16"> init() { (...) } </text:span><text:span text:style-name="T25">// méthode d'initialisation</text:span></text:p>
          <text:p text:style-name="P18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draw:layer="layout" svg:width="25.019cm" svg:height="6.677cm" svg:x="1.397cm" svg:y="5.899cm">
          <text:p text:style-name="P20"><text:span text:style-name="T28">&lt;</text:span><text:span text:style-name="T29">bean</text:span><text:span text:style-name="T10"> </text:span><text:span text:style-name="T30">id</text:span><text:span text:style-name="T31">=</text:span><text:span text:style-name="T32">"userRepository"</text:span><text:span text:style-name="T10"> </text:span><text:span text:style-name="T30">class</text:span><text:span text:style-name="T31">=</text:span><text:span text:style-name="T32">"c.z.repository.jdbc.JdbcUserRepository"</text:span><text:span text:style-name="T28">&gt;</text:span></text:p>
          <text:p text:style-name="P20"><text:span text:style-name="T28"><text:s text:c="2"/></text:span><text:span text:style-name="T28">&lt;</text:span><text:span text:style-name="T29">constructor-arg</text:span><text:span text:style-name="T10"> </text:span><text:span text:style-name="T30">ref</text:span><text:span text:style-name="T31">=</text:span><text:span text:style-name="T32">"dataSource"</text:span><text:span text:style-name="T10"> </text:span><text:span text:style-name="T28">/&gt;</text:span></text:p>
          <text:p text:style-name="P20"><text:span text:style-name="T28">&lt;/</text:span><text:span text:style-name="T29">bean</text:span><text:span text:style-name="T28">&gt;</text:span></text:p>
          <text:p text:style-name="P20"><text:span text:style-name="T28"/></text:p>
          <text:p text:style-name="P20"><text:span text:style-name="T28">&lt;</text:span><text:span text:style-name="T29">bean</text:span><text:span text:style-name="T10"> </text:span><text:span text:style-name="T30">id</text:span><text:span text:style-name="T31">=</text:span><text:span text:style-name="T32">"userService"</text:span><text:span text:style-name="T10"> </text:span><text:span text:style-name="T30">class</text:span><text:span text:style-name="T31">=</text:span><text:span text:style-name="T32">"c.z.business.impl.UserServiceImpl"</text:span><text:span text:style-name="T10"> </text:span></text:p>
          <text:p text:style-name="P20"><text:span text:style-name="T10"><text:s text:c="6"/></text:span><text:span text:style-name="T30">init-method</text:span><text:span text:style-name="T31">=</text:span><text:span text:style-name="T32">"init"</text:span><text:span text:style-name="T28">&gt;</text:span></text:p>
          <text:p text:style-name="P20"><text:span text:style-name="T28"><text:s text:c="2"/></text:span><text:span text:style-name="T28">&lt;</text:span><text:span text:style-name="T29">property</text:span><text:span text:style-name="T10"> </text:span><text:span text:style-name="T30">name</text:span><text:span text:style-name="T31">=</text:span><text:span text:style-name="T32">"digest"</text:span><text:span text:style-name="T10"> </text:span><text:span text:style-name="T30">value</text:span><text:span text:style-name="T31">=</text:span><text:span text:style-name="T32">"sha-256"</text:span><text:span text:style-name="T10"> </text:span><text:span text:style-name="T28">/&gt;</text:span></text:p>
          <text:p text:style-name="P20"><text:span text:style-name="T28"><text:s text:c="2"/></text:span><text:span text:style-name="T28">&lt;</text:span><text:span text:style-name="T29">property</text:span><text:span text:style-name="T10"> </text:span><text:span text:style-name="T30">name</text:span><text:span text:style-name="T31">=</text:span><text:span text:style-name="T32">"userRepository"</text:span><text:span text:style-name="T10"> </text:span><text:span text:style-name="T30">ref</text:span><text:span text:style-name="T31">=</text:span><text:span text:style-name="T32">"userRepository"</text:span><text:span text:style-name="T10"> </text:span><text:span text:style-name="T28">/&gt;</text:span></text:p>
          <text:p text:style-name="P20"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xml:id="id6" draw:id="id6" draw:layer="layout" svg:width="25.019cm" svg:height="2.229cm" svg:x="1.397cm" svg:y="5.899cm">
          <text:p text:style-name="P20"><text:span text:style-name="T28">&lt;</text:span><text:span text:style-name="T29">bean</text:span><text:span text:style-name="T10"> </text:span><text:span text:style-name="T30">id</text:span><text:span text:style-name="T31">=</text:span><text:span text:style-name="T32">"userRepository"</text:span><text:span text:style-name="T10"> </text:span><text:span text:style-name="T30">class</text:span><text:span text:style-name="T31">=</text:span><text:span text:style-name="T32">"c.z.repository.jdbc.JdbcUserRepository"</text:span><text:span text:style-name="T28">&gt;</text:span></text:p>
          <text:p text:style-name="P20"><text:span text:style-name="T28"><text:s text:c="2"/></text:span><text:span text:style-name="T28">&lt;</text:span><text:span text:style-name="T29">constructor-arg</text:span><text:span text:style-name="T10"> </text:span><text:span text:style-name="T30">ref</text:span><text:span text:style-name="T31">=</text:span><text:span text:style-name="T32">"dataSource"</text:span><text:span text:style-name="T10"> </text:span><text:span text:style-name="T28">/&gt;</text:span></text:p>
          <text:p text:style-name="P20"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8.614cm" presentation:class="outline" presentation:user-transformed="true">
          <draw:text-box>
            <text:list text:style-name="L3">
              <text:list-item>
                <text:p xml:id="id7" text:id="id7">Id pour pouvoir y faire référence</text:p>
              </text:list-item>
              <text:list-item>
                <text:p xml:id="id8" text:id="id8">Attribut pour la classe d'implémentation</text:p>
              </text:list-item>
              <text:list-item>
                <text:p xml:id="id9" text:id="id9">Injection par constructeur</text:p>
              </text:list-item>
              <text:list-item>
                <text:p xml:id="id10" text:id="id10">Référence à un autre bean</text:p>
                <text:list>
                  <text:list-item>
                    <text:p xml:id="id11" text:id="id11">Attribut <text:span text:style-name="T33">ref</text:span></text:p>
                  </text:list-item>
                  <text:list-item>
                    <text:p xml:id="id12" text:id="id12">Définition du <text:span text:style-name="T33">dataSource</text:span> expliquée par la sui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xml:id="id13" draw:id="id13" draw:layer="layout" svg:width="25.019cm" svg:height="3.499cm" svg:x="1.397cm" svg:y="5.899cm">
          <text:p text:style-name="P21"><text:span text:style-name="T28">&lt;</text:span><text:span text:style-name="T29">bean</text:span><text:span text:style-name="T10"> </text:span><text:span text:style-name="T30">id</text:span><text:span text:style-name="T31">=</text:span><text:span text:style-name="T32">"userService"</text:span><text:span text:style-name="T10"> </text:span><text:span text:style-name="T30">class</text:span><text:span text:style-name="T31">=</text:span><text:span text:style-name="T32">"c.z.business.impl.UserServiceImpl"</text:span><text:span text:style-name="T10"> </text:span></text:p>
          <text:p text:style-name="P21"><text:span text:style-name="T10"><text:s text:c="6"/></text:span><text:span text:style-name="T30">init-method</text:span><text:span text:style-name="T31">=</text:span><text:span text:style-name="T32">"init"</text:span><text:span text:style-name="T28">&gt;</text:span></text:p>
          <text:p text:style-name="P21"><text:span text:style-name="T28"><text:s text:c="2"/></text:span><text:span text:style-name="T28">&lt;</text:span><text:span text:style-name="T29">property</text:span><text:span text:style-name="T10"> </text:span><text:span text:style-name="T30">name</text:span><text:span text:style-name="T31">=</text:span><text:span text:style-name="T32">"digest"</text:span><text:span text:style-name="T10"> </text:span><text:span text:style-name="T30">value</text:span><text:span text:style-name="T31">=</text:span><text:span text:style-name="T32">"sha-256"</text:span><text:span text:style-name="T10"> </text:span><text:span text:style-name="T28">/&gt;</text:span></text:p>
          <text:p text:style-name="P21"><text:span text:style-name="T28"><text:s text:c="2"/></text:span><text:span text:style-name="T28">&lt;</text:span><text:span text:style-name="T29">property</text:span><text:span text:style-name="T10"> </text:span><text:span text:style-name="T30">name</text:span><text:span text:style-name="T31">=</text:span><text:span text:style-name="T32">"userRepository"</text:span><text:span text:style-name="T10"> </text:span><text:span text:style-name="T30">ref</text:span><text:span text:style-name="T31">=</text:span><text:span text:style-name="T32">"userRepository"</text:span><text:span text:style-name="T10"> </text:span><text:span text:style-name="T28">/&gt;</text:span></text:p>
          <text:p text:style-name="P21"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9.714cm" presentation:class="outline" presentation:user-transformed="true">
          <draw:text-box>
            <text:list text:style-name="L3">
              <text:list-item>
                <text:p xml:id="id14" text:id="id14">Spring appelle la méthode d'initialisation</text:p>
                <text:list>
                  <text:list-item>
                    <text:p xml:id="id15" text:id="id15">Attribut <text:span text:style-name="T33">init-method</text:span></text:p>
                  </text:list-item>
                </text:list>
              </text:list-item>
              <text:list-item>
                <text:p xml:id="id16" text:id="id16">Injection par setter</text:p>
                <text:list>
                  <text:list-item>
                    <text:p xml:id="id17" text:id="id17">Valeur scalaire, attribut <text:span text:style-name="T33">value</text:span></text:p>
                  </text:list-item>
                  <text:list-item>
                    <text:p xml:id="id18" text:id="id18">Bean Spring, attribut <text:span text:style-name="T33">ref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draw:layer="layout" svg:width="25.019cm" svg:height="4.769cm" svg:x="1.397cm" svg:y="8.699cm">
          <text:p text:style-name="P9"><text:span text:style-name="T28">&lt;?</text:span><text:span text:style-name="T29">xml</text:span><text:span text:style-name="T34"> </text:span><text:span text:style-name="T30">version</text:span><text:span text:style-name="T31">=</text:span><text:span text:style-name="T32">"1.0"</text:span><text:span text:style-name="T34"> </text:span><text:span text:style-name="T30">encoding</text:span><text:span text:style-name="T31">=</text:span><text:span text:style-name="T32">"UTF-8"</text:span><text:span text:style-name="T28">?&gt;</text:span></text:p>
          <text:p text:style-name="P9"><text:span text:style-name="T28">&lt;</text:span><text:span text:style-name="T29">beans</text:span><text:span text:style-name="T34"> </text:span><text:span text:style-name="T30">xmlns</text:span><text:span text:style-name="T31">=</text:span><text:span text:style-name="T32">"http://www.springframework.org/schema/beans"</text:span></text:p>
          <text:p text:style-name="P9"><text:span text:style-name="T30"><text:s text:c="6"/></text:span><text:span text:style-name="T30">xmlns:xsi</text:span><text:span text:style-name="T31">=</text:span><text:span text:style-name="T32">"http://www.w3.org/2001/XMLSchema-instance"</text:span></text:p>
          <text:p text:style-name="P9"><text:span text:style-name="T30"><text:s text:c="7"/></text:span><text:span text:style-name="T30">xsi:schemaLocation</text:span><text:span text:style-name="T31">=</text:span><text:span text:style-name="T32">"http://www.springframework.org/schema/beans </text:span></text:p>
          <text:p text:style-name="P9"><text:span text:style-name="T32"><text:s text:c="9"/></text:span><text:span text:style-name="T32">http://www.springframework.org/schema/beans/spring-beans.xsd"</text:span><text:span text:style-name="T28">&gt;</text:span></text:p>
          <text:p text:style-name="P22"><text:span text:style-name="T34"><text:s/></text:span><text:span text:style-name="T34">(...)</text:span></text:p>
          <text:p text:style-name="P9"><text:span text:style-name="T28">&lt;/</text:span><text:span text:style-name="T29">beans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Entête du fichier</text:p>
                <text:list>
                  <text:list-item>
                    <text:p>Cuisine XML</text:p>
                  </text:list-item>
                </text:list>
              </text:list-item>
            </text:list>
            <text:p/>
            <text:p/>
            <text:p/>
            <text:list text:continue-numbering="true" text:style-name="L3">
              <text:list-item>
                <text:p>Copier/coller ou support I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7" draw:layer="layout" svg:width="25.019cm" svg:height="3.493cm" svg:x="1.397cm" svg:y="7.299cm">
          <text:p text:style-name="P15"><text:span text:style-name="T35">&lt;</text:span><text:span text:style-name="T36">jdbc:embedded-database</text:span><text:span text:style-name="T37"> </text:span><text:span text:style-name="T38">id</text:span><text:span text:style-name="T39">=</text:span><text:span text:style-name="T40">"dataSource"</text:span><text:span text:style-name="T37"> </text:span><text:span text:style-name="T38">type</text:span><text:span text:style-name="T39">=</text:span><text:span text:style-name="T40">"H2"</text:span><text:span text:style-name="T35">&gt;</text:span></text:p>
          <text:p text:style-name="P15"><text:span text:style-name="T35"><text:s text:c="2"/></text:span><text:span text:style-name="T35">&lt;</text:span><text:span text:style-name="T36">jdbc:script</text:span><text:span text:style-name="T37"> </text:span><text:span text:style-name="T38">location</text:span><text:span text:style-name="T39">=</text:span><text:span text:style-name="T40">"classpath:/create-tables.sql"</text:span><text:span text:style-name="T37"> </text:span><text:span text:style-name="T35">/&gt;</text:span></text:p>
          <text:p text:style-name="P15"><text:span text:style-name="T35"><text:s text:c="2"/></text:span><text:span text:style-name="T35">&lt;</text:span><text:span text:style-name="T36">jdbc:script</text:span><text:span text:style-name="T37"> </text:span><text:span text:style-name="T38">location</text:span><text:span text:style-name="T39">=</text:span><text:span text:style-name="T40">"classpath:/insert-data.sql"</text:span><text:span text:style-name="T37"> </text:span><text:span text:style-name="T35">/&gt;</text:span></text:p>
          <text:p text:style-name="P15"><text:span text:style-name="T35">&lt;/</text:span><text:span text:style-name="T36">jdbc:embedded-database</text:span><text:span text:style-name="T35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ataSource</text:p>
              </text:list-item>
            </text:list>
            <text:p/>
            <text:p/>
            <text:p/>
            <text:list text:continue-numbering="true" text:style-name="L3">
              <text:list-item>
                <text:p>BD mémoire, balise dédiée</text:p>
                <text:list>
                  <text:list-item>
                    <text:p>“namespace”</text:p>
                  </text:list-item>
                </text:list>
              </text:list-item>
              <text:list-item>
                <text:p>Masque une déclaration de bean</text:p>
                <text:list>
                  <text:list-item>
                    <text:p>“abstraction” de <text:span text:style-name="T33">&lt;bean /&gt;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draw:layer="layout" svg:width="25.273cm" svg:height="8.195cm" svg:x="1.397cm" svg:y="7.299cm">
          <text:p text:style-name="P9"><text:span text:style-name="T28">&lt;?</text:span><text:span text:style-name="T29">xml</text:span><text:span text:style-name="T34"> </text:span><text:span text:style-name="T30">version</text:span><text:span text:style-name="T31">=</text:span><text:span text:style-name="T32">"1.0"</text:span><text:span text:style-name="T34"> </text:span><text:span text:style-name="T30">encoding</text:span><text:span text:style-name="T31">=</text:span><text:span text:style-name="T32">"UTF-8"</text:span><text:span text:style-name="T28">?&gt;</text:span></text:p>
          <text:p text:style-name="P9"><text:span text:style-name="T28">&lt;</text:span><text:span text:style-name="T29">beans</text:span><text:span text:style-name="T34"> </text:span><text:span text:style-name="T30">xmlns</text:span><text:span text:style-name="T31">=</text:span><text:span text:style-name="T32">"http://www.springframework.org/schema/beans"</text:span></text:p>
          <text:p text:style-name="P9"><text:span text:style-name="T30"><text:s text:c="8"/></text:span><text:span text:style-name="T30">xmlns:xsi</text:span><text:span text:style-name="T31">=</text:span><text:span text:style-name="T32">"http://www.w3.org/2001/XMLSchema-instance"</text:span></text:p>
          <text:p text:style-name="P9"><text:span text:style-name="T30"><text:s text:c="8"/></text:span><text:span text:style-name="T41">xmlns:jdbc</text:span><text:span text:style-name="T42">=</text:span><text:span text:style-name="T43">"http://www.springframework.org/schema/jdbc"</text:span></text:p>
          <text:p text:style-name="P9"><text:span text:style-name="T30"><text:s text:c="8"/></text:span><text:span text:style-name="T30">xsi:schemaLocation</text:span><text:span text:style-name="T31">=</text:span><text:span text:style-name="T32">"</text:span><text:span text:style-name="T32"><text:a xlink:href="http://www.springframework.org/schema/beans">http://www.springframework.org/schema/beans</text:a></text:span></text:p>
          <text:p text:style-name="P9"><text:span text:style-name="T32"><text:s text:c="10"/></text:span><text:span text:style-name="T32">http://www.springframework.org/schema/beans/spring-beans.xsd</text:span></text:p>
          <text:p text:style-name="P9"><text:span text:style-name="T32"><text:s text:c="10"/></text:span><text:span text:style-name="T43">http://www.springframework.org/schema/jdbc </text:span></text:p>
          <text:p text:style-name="P9"><text:span text:style-name="T43"><text:s text:c="10"/></text:span><text:span text:style-name="T43">http://www.springframework.org/schema/jdbc/spring-jdbc-3.1.xsd"</text:span><text:span text:style-name="T28">&gt;</text:span></text:p>
          <text:p text:style-name="P9"><text:span text:style-name="T34"/></text:p>
          <text:p text:style-name="P9"><text:span text:style-name="T34"><text:s text:c="2"/></text:span><text:span text:style-name="T34">(...)</text:span></text:p>
          <text:p text:style-name="P9"><text:span text:style-name="T34"/></text:p>
          <text:p text:style-name="P9"><text:span text:style-name="T28">&lt;/</text:span><text:span text:style-name="T29">beans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u namespace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7" draw:layer="layout" svg:width="25.273cm" svg:height="1.947cm" svg:x="1.397cm" svg:y="7.699cm">
          <text:p text:style-name="P15"><text:span text:style-name="T35">&lt;</text:span><text:span text:style-name="T36">import</text:span><text:span text:style-name="T37"> </text:span><text:span text:style-name="T38">resource</text:span><text:span text:style-name="T39">=</text:span><text:span text:style-name="T40">"classpath:/application-components.xml"</text:span><text:span text:style-name="T37"> </text:span><text:span text:style-name="T35">/&gt;</text:span></text:p>
          <text:p text:style-name="P15"><text:span text:style-name="T35">&lt;</text:span><text:span text:style-name="T36">import</text:span><text:span text:style-name="T37"> </text:span><text:span text:style-name="T38">resource</text:span><text:span text:style-name="T39">=</text:span><text:span text:style-name="T40">"classpath:/test-datasource.xml"</text:span><text:span text:style-name="T37"> </text:span><text:span text:style-name="T35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ans plusieurs fichiers</text:p>
              </text:list-item>
            </text:list>
            <text:p/>
            <text:p/>
            <text:list text:continue-numbering="true" text:style-name="L3">
              <text:list-item>
                <text:p>Evite des fichier gros et monolithique</text:p>
              </text:list-item>
              <text:list-item>
                <text:p>Réutilisation (test, dev, prod)</text:p>
              </text:list-item>
              <text:list-item>
                <text:p>Séparation par couche, module, applicatif/infra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draw:layer="layout" svg:width="25.273cm" svg:height="5.655cm" svg:x="1.397cm" svg:y="7.299cm">
          <text:p text:style-name="P9"><text:span text:style-name="T10">ConfigurableApplicationContext </text:span><text:span text:style-name="T11">ctx</text:span><text:span text:style-name="T10"> = </text:span><text:span text:style-name="T12">new</text:span><text:span text:style-name="T10"> ClassPathXmlApplicationContext(</text:span></text:p>
          <text:p text:style-name="P9"><text:span text:style-name="T13"><text:s text:c="2"/></text:span><text:span text:style-name="T13">"classpath:/test-application-configuration.xml"</text:span></text:p>
          <text:p text:style-name="P11"><text:span text:style-name="T34">);</text:span></text:p>
          <text:p text:style-name="P23"><text:span text:style-name="T10">UserService </text:span><text:span text:style-name="T11">userService</text:span><text:span text:style-name="T10"> = </text:span><text:span text:style-name="T11">ctx</text:span><text:span text:style-name="T10">.getBean(UserService.</text:span><text:span text:style-name="T12">class</text:span><text:span text:style-name="T10">);</text:span></text:p>
          <text:p text:style-name="P11"><text:span text:style-name="T10">String login = </text:span><text:span text:style-name="T13">"mmouse"</text:span><text:span text:style-name="T10">;</text:span></text:p>
          <text:p text:style-name="P9"><text:span text:style-name="T10">String password = </text:span><text:span text:style-name="T13">"this is a test"</text:span><text:span text:style-name="T10">;</text:span></text:p>
          <text:p text:style-name="P9"><text:span text:style-name="T11">userService</text:span><text:span text:style-name="T10">.create(login,password);</text:span></text:p>
          <text:p text:style-name="P9"><text:span text:style-name="T11">ctx</text:span><text:span text:style-name="T10">.close();</text:span></text:p>
          <text:p text:style-name="P11"><text:span text:style-name="T34"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réation, utilisation, destruc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xml-configuration-start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onfiguration XML dans différents fichiers</text:p>
              </text:list-item>
              <text:list-item>
                <text:p>Test d'intégra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MongoDB, pourquoi ?</text:p>
          </draw:text-box>
        </draw:frame>
        <draw:custom-shape draw:style-name="gr5" draw:text-style-name="P24" xml:id="id19" draw:id="id19" draw:layer="layout" svg:width="7.047cm" svg:height="2.26cm" svg:x="10.436cm" svg:y="6.442cm">
          <text:p text:style-name="P1"><text:span text:style-name="T44">Application</text:span></text:p>
          <draw:enhanced-geometry svg:viewBox="0 0 21600 21600" draw:type="rectangle" draw:enhanced-path="M 0 0 L 21600 0 21600 21600 0 21600 0 0 Z N"/>
        </draw:custom-shape>
        <draw:g xml:id="id20" draw:id="id20">
          <draw:custom-shape draw:style-name="gr6" draw:text-style-name="P25" draw:layer="layout" svg:width="7.043cm" svg:height="2.166cm" svg:x="10.538cm" svg:y="14.593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" draw:layer="layout" svg:width="4.572cm" svg:height="1.896cm" svg:x="11.773cm" svg:y="14.728cm">
            <draw:image xlink:href="Pictures/10000201000000D90000005A4C5C73A2.png" xlink:type="simple" xlink:show="embed" xlink:actuate="onLoad">
              <text:p/>
            </draw:image>
          </draw:frame>
        </draw:g>
        <draw:custom-shape draw:style-name="gr8" draw:text-style-name="P1" xml:id="id21" draw:id="id21" draw:layer="layout" svg:width="1.016cm" svg:height="3.81cm" svg:x="13.451cm" svg:y="9.74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26" draw:layer="layout" svg:width="9.155cm" svg:height="1.195cm" svg:x="3.332cm" svg:y="10.96cm">
          <draw:text-box>
            <text:p xml:id="id22" text:id="id22"><text:span text:style-name="T45">Hautes performances</text:span></text:p>
          </draw:text-box>
        </draw:frame>
        <draw:g xml:id="id23" draw:id="id23">
          <draw:custom-shape draw:style-name="gr6" draw:text-style-name="P25" draw:layer="layout" svg:width="7.043cm" svg:height="2.166cm" svg:x="2.087cm" svg:y="14.593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" draw:layer="layout" svg:width="4.572cm" svg:height="1.896cm" svg:x="3.322cm" svg:y="14.728cm">
            <draw:image xlink:href="Pictures/10000201000000D90000005A4C5C73A2.png" xlink:type="simple" xlink:show="embed" xlink:actuate="onLoad">
              <text:p/>
            </draw:image>
          </draw:frame>
        </draw:g>
        <draw:g xml:id="id24" draw:id="id24">
          <draw:custom-shape draw:style-name="gr6" draw:text-style-name="P25" draw:layer="layout" svg:width="7.043cm" svg:height="2.166cm" svg:x="18.736cm" svg:y="14.593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" draw:layer="layout" svg:width="4.572cm" svg:height="1.896cm" svg:x="19.971cm" svg:y="14.728cm">
            <draw:image xlink:href="Pictures/10000201000000D90000005A4C5C73A2.png" xlink:type="simple" xlink:show="embed" xlink:actuate="onLoad">
              <text:p/>
            </draw:image>
          </draw:frame>
        </draw:g>
        <draw:frame draw:style-name="gr2" draw:text-style-name="P26" xml:id="id25" draw:id="id25" draw:layer="layout" svg:width="9.447cm" svg:height="1.195cm" svg:x="2.005cm" svg:y="17.464cm">
          <draw:text-box>
            <text:p><text:span text:style-name="T45">Scalabilité horizontale</text:span></text:p>
          </draw:text-box>
        </draw:frame>
        <draw:polyline draw:style-name="gr9" draw:text-style-name="P1" xml:id="id26" draw:id="id26" draw:layer="layout" svg:width="13.715cm" svg:height="0cm" svg:x="12.068cm" svg:y="18.126cm" svg:viewBox="0 0 13716 0" draw:points="0,0 13716,0">
          <text:p/>
        </draw:polyline>
        <draw:frame draw:style-name="gr10" draw:text-style-name="P27" xml:id="id27" draw:id="id27" draw:layer="layout" svg:width="10.568cm" svg:height="2.964cm" svg:x="16.964cm" svg:y="10.436cm">
          <draw:text-box>
            <text:p><text:span text:style-name="T46">{ "title" : "MongoDB rocks!", </text:span></text:p>
            <text:p><text:span text:style-name="T46"><text:s text:c="2"/></text:span><text:span text:style-name="T46">"content" : "bla", </text:span></text:p>
            <text:p><text:span text:style-name="T46"><text:s text:c="2"/></text:span><text:span text:style-name="T46">"tags" : [ "nosql", "db" ], </text:span></text:p>
            <text:p><text:span text:style-name="T46"><text:s text:c="2"/></text:span><text:span text:style-name="T46">"author" : "acogoluegnes" }</text:span></text:p>
          </draw:text-box>
        </draw:frame>
        <draw:frame draw:style-name="gr2" draw:text-style-name="P26" xml:id="id28" draw:id="id28" draw:layer="layout" svg:width="8.219cm" svg:height="1.195cm" svg:x="18.042cm" svg:y="8.803cm">
          <draw:text-box>
            <text:p><text:span text:style-name="T45">Orientée document</text:span></text:p>
          </draw:text-box>
        </draw:frame>
        <draw:custom-shape draw:style-name="gr11" draw:text-style-name="P1" xml:id="id29" draw:id="id29" draw:layer="layout" svg:width="9.398cm" svg:height="2.054cm" svg:x="17.48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>
          <draw:text-box>
            <text:p>Modèle document</text:p>
          </draw:text-box>
        </draw:frame>
        <draw:frame draw:style-name="gr12" draw:text-style-name="P28" draw:layer="layout" svg:width="24.892cm" svg:height="7.553cm" svg:x="1.379cm" svg:y="4.67cm">
          <draw:text-box>
            <text:p><text:span text:style-name="T47">{ </text:span></text:p>
            <text:p><text:span text:style-name="T47"><text:s text:c="2"/></text:span><text:span text:style-name="T47">"_id" : ObjectId("50488a5154505a9de8c22b84"),</text:span></text:p>
            <text:p><text:span text:style-name="T47"><text:s text:c="2"/></text:span><text:span text:style-name="T47">"sku" : "2253008885", </text:span></text:p>
            <text:p><text:span text:style-name="T47"><text:s text:c="2"/></text:span><text:span text:style-name="T47">"details" : { </text:span></text:p>
            <text:p><text:span text:style-name="T47"><text:s text:c="4"/></text:span><text:span text:style-name="T47">"title" : "Les trois mousquetaires",</text:span></text:p>
            <text:p><text:span text:style-name="T47"><text:s text:c="4"/></text:span><text:span text:style-name="T47">"pages" : 888, </text:span></text:p>
            <text:p><text:span text:style-name="T47"><text:s text:c="4"/></text:span><text:span text:style-name="T47">"isbn" : "2253008885" </text:span></text:p>
            <text:p><text:span text:style-name="T47"><text:s text:c="2"/></text:span><text:span text:style-name="T47">} </text:span></text:p>
            <text:p><text:span text:style-name="T47">}</text:span></text:p>
          </draw:text-box>
        </draw:frame>
        <draw:frame draw:style-name="gr12" draw:text-style-name="P28" draw:layer="layout" svg:width="24.892cm" svg:height="6.753cm" svg:x="1.328cm" svg:y="12.82cm">
          <draw:text-box>
            <text:p><text:span text:style-name="T47">{ </text:span></text:p>
            <text:p><text:span text:style-name="T47"><text:s text:c="2"/></text:span><text:span text:style-name="T47">"_id" : ObjectId("50488a5154505a9de8c22b85"),</text:span></text:p>
            <text:p><text:span text:style-name="T47"><text:s text:c="2"/></text:span><text:span text:style-name="T47">"sku" : "B0051QVF7A", </text:span></text:p>
            <text:p><text:span text:style-name="T47"><text:s text:c="2"/></text:span><text:span text:style-name="T47">"details" : { </text:span></text:p>
            <text:p><text:span text:style-name="T47"><text:s text:c="4"/></text:span><text:span text:style-name="T47">"name" : "Kindle", </text:span></text:p>
            <text:p><text:span text:style-name="T47"><text:s text:c="4"/></text:span><text:span text:style-name="T47">"weight" : 170 </text:span></text:p>
            <text:p><text:span text:style-name="T47"><text:s text:c="2"/></text:span><text:span text:style-name="T47">} </text:span></text:p>
            <text:p><text:span text:style-name="T47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>
          <draw:text-box>
            <text:p>Driver Java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nnexion</text:p>
              </text:list-item>
            </text:list>
          </draw:text-box>
        </draw:frame>
        <draw:custom-shape draw:style-name="gr4" draw:text-style-name="P30" draw:layer="layout" svg:width="24.062cm" svg:height="3.188cm" svg:x="1.838cm" svg:y="7.734cm">
          <text:p text:style-name="P29"><text:span text:style-name="T48">Mongo mongo = </text:span><text:span text:style-name="T49">new</text:span><text:span text:style-name="T48"> Mongo(</text:span><text:span text:style-name="T50">"localhost"</text:span><text:span text:style-name="T48">,27017);</text:span></text:p>
          <text:p text:style-name="P29"><text:span text:style-name="T48">DB db = mongo.getDB(</text:span><text:span text:style-name="T50">"blog"</text:span><text:span text:style-name="T48">);</text:span></text:p>
          <text:p text:style-name="P29"><text:span text:style-name="T48">DBCollection entries = db.getCollection(</text:span><text:span text:style-name="T50">"entries"</text:span><text:span text:style-name="T48">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6" draw:display-name="Gradient 16" draw:style="linear" draw:start-color="#e6e6e6" draw:end-color="#fefefe" draw:start-intensity="100%" draw:end-intensity="100%" draw:angle="2250" draw:border="0%"/>
    <draw:gradient draw:name="Gradient_20_23" draw:display-name="Gradient 23" draw:style="linear" draw:start-color="#666666" draw:end-color="#fefefe" draw:start-intensity="100%" draw:end-intensity="100%" draw:angle="2250" draw:border="0%"/>
    <draw:gradient draw:name="Gradient_20_24" draw:display-name="Gradient 24" draw:style="linear" draw:start-color="#0047ff" draw:end-color="#fefefe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e6e6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none" draw:fill="none" fo:clip="rect(0cm, 0cm, 0cm, 0cm)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152cm" svg:stroke-color="#e6e6e6" draw:marker-start-width="0.427cm" draw:marker-end-width="0.427cm" draw:fill="none" draw:textarea-vertical-align="middle" fo:padding-top="0.075cm" fo:padding-bottom="0.075cm" fo:padding-left="0.075cm" fo:padding-right="0.07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7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8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8.194cm" svg:height="3.80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199cm" svg:height="3.506cm" svg:x="1.4cm" svg:y="0.2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5" draw:layer="backgroundobjects" svg:x1="0cm" svg:y1="3.864cm" svg:x2="28cm" svg:y2="3.864cm">
        <text:p/>
      </draw:line>
      <draw:custom-shape draw:style-name="Mgr4" draw:text-style-name="MP7" draw:layer="backgroundobjects" svg:width="3.006cm" svg:height="0.44cm" svg:x="0.094cm" svg:y="20.109cm">
        <text:p text:style-name="MP6"><text:span text:style-name="MT2">© Zenika 2012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name="AutoShape 8" draw:style-name="Mgr5" draw:text-style-name="MP8" draw:layer="backgroundobjects" svg:width="4.123cm" svg:height="1.499cm" svg:x="23.277cm" svg:y="1.198cm">
        <text:p/>
        <draw:enhanced-geometry svg:viewBox="0 0 21600 21600" draw:path-stretchpoint-x="10800" draw:path-stretchpoint-y="10800" draw:text-areas="?f3 ?f4 ?f5 ?f6" draw:type="non-primitive" draw:modifiers="66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name="Picture 9" draw:style-name="Mgr6" draw:layer="backgroundobjects" svg:width="3.493cm" svg:height="1.124cm" svg:x="23.586cm" svg:y="1.392cm">
        <draw:image xlink:href="Pictures/10000000000000D30000004465AA418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creation-date>2012-08-16T21:06:04</meta:creation-date>
    <meta:generator>LibreOffice/3.5$Linux_X86_64 LibreOffice_project/350m1$Build-2</meta:generator>
    <dc:date>2012-10-27T18:09:05</dc:date>
    <meta:editing-duration>P1DT8H16M3S</meta:editing-duration>
    <meta:editing-cycles>195</meta:editing-cycles>
    <meta:document-statistic meta:object-count="161"/>
  </office:meta>
</office:document-meta>
</file>